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817cm" table:align="left"/>
    </style:style>
    <style:style style:name="Tableau1.A" style:family="table-column">
      <style:table-column-properties style:column-width="6.588cm"/>
    </style:style>
    <style:style style:name="Tableau1.B" style:family="table-column">
      <style:table-column-properties style:column-width="6.72cm"/>
    </style:style>
    <style:style style:name="Tableau1.C" style:family="table-column">
      <style:table-column-properties style:column-width="5.98cm"/>
    </style:style>
    <style:style style:name="Tableau1.D" style:family="table-column">
      <style:table-column-properties style:column-width="0.52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background-color="#9933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D3" style:family="table-cell">
      <style:table-cell-properties style:vertical-align="middle" fo:background-color="#c5000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D4" style:family="table-cell">
      <style:table-cell-properties style:vertical-align="middle" fo:background-color="#ff950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D5" style:family="table-cell">
      <style:table-cell-properties style:vertical-align="middle" fo:background-color="#579d1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D12" style:family="table-cell">
      <style:table-cell-properties style:vertical-align="middle" fo:background-color="#ff420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color="#579d1c" officeooo:rsid="001b0765" officeooo:paragraph-rsid="001b0765"/>
    </style:style>
    <style:style style:name="P2" style:family="paragraph" style:parent-style-name="Text_20_body">
      <style:text-properties fo:color="#579d1c" officeooo:rsid="001b0765" officeooo:paragraph-rsid="001b0765" fo:background-color="#993366"/>
    </style:style>
    <style:style style:name="P3" style:family="paragraph" style:parent-style-name="Text_20_body">
      <style:text-properties officeooo:rsid="001b0765" officeooo:paragraph-rsid="001b0765"/>
    </style:style>
    <style:style style:name="P4" style:family="paragraph" style:parent-style-name="Text_20_body" style:master-page-name="">
      <style:paragraph-properties fo:margin-left="0cm" fo:margin-right="-1.499cm" fo:margin-top="0cm" fo:margin-bottom="0.247cm" loext:contextual-spacing="false" fo:line-height="120%" fo:text-indent="0cm" style:auto-text-indent="false" style:page-number="auto"/>
      <style:text-properties style:use-window-font-color="true" officeooo:rsid="001b0765" officeooo:paragraph-rsid="001b0765"/>
    </style:style>
    <style:style style:name="P5" style:family="paragraph" style:parent-style-name="Title">
      <style:text-properties officeooo:rsid="00188900" officeooo:paragraph-rsid="00188900"/>
    </style:style>
    <style:style style:name="P6" style:family="paragraph" style:parent-style-name="Table_20_Contents">
      <style:paragraph-properties fo:text-align="center" style:justify-single-word="false"/>
      <style:text-properties style:font-name="Calibri" officeooo:rsid="00188900" officeooo:paragraph-rsid="00188900"/>
    </style:style>
    <style:style style:name="P7" style:family="paragraph" style:parent-style-name="Table_20_Contents">
      <style:paragraph-properties fo:text-align="center" style:justify-single-word="false"/>
      <style:text-properties style:font-name="Calibri"/>
    </style:style>
    <style:style style:name="P8" style:family="paragraph" style:parent-style-name="Table_20_Contents">
      <style:paragraph-properties fo:text-align="center" style:justify-single-word="false"/>
      <style:text-properties style:font-name="Calibri" officeooo:rsid="0019f6a2" officeooo:paragraph-rsid="0019f6a2"/>
    </style:style>
    <style:style style:name="P9" style:family="paragraph" style:parent-style-name="Table_20_Contents">
      <style:paragraph-properties fo:text-align="center" style:justify-single-word="false"/>
      <style:text-properties style:font-name="Calibri" fo:background-color="#c5000b"/>
    </style:style>
    <style:style style:name="P10" style:family="paragraph" style:parent-style-name="Table_20_Contents">
      <style:paragraph-properties fo:text-align="center" style:justify-single-word="false"/>
      <style:text-properties style:font-name="Calibri" fo:background-color="#579d1c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weight="bold" officeooo:rsid="00188900" officeooo:paragraph-rsid="00188900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officeooo:rsid="001f6222" officeooo:paragraph-rsid="001f6222"/>
    </style:style>
    <style:style style:name="P13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Calibri" officeooo:rsid="00188900" officeooo:paragraph-rsid="00188900"/>
    </style:style>
    <style:style style:name="P14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Calibri" officeooo:rsid="0019f6a2" officeooo:paragraph-rsid="0019f6a2"/>
    </style:style>
    <style:style style:name="P15" style:family="paragraph" style:parent-style-name="Table_20_Contents">
      <style:paragraph-properties fo:text-align="center" style:justify-single-word="false" fo:background-color="#993366">
        <style:background-image/>
      </style:paragraph-properties>
      <style:text-properties style:font-name="Calibri"/>
    </style:style>
    <style:style style:name="P16" style:family="paragraph" style:parent-style-name="Subtitle">
      <style:text-properties officeooo:rsid="00188900" officeooo:paragraph-rsid="00188900"/>
    </style:style>
    <style:style style:name="P17" style:family="paragraph" style:parent-style-name="Table_20_Contents">
      <style:paragraph-properties fo:text-align="center" style:justify-single-word="false"/>
      <style:text-properties style:text-line-through-style="solid" style:text-line-through-type="single" style:font-name="Calibri" officeooo:rsid="0023426e" officeooo:paragraph-rsid="0023426e"/>
    </style:style>
    <style:style style:name="T1" style:family="text">
      <style:text-properties fo:color="#ffd320" fo:background-color="#ff950e" loext:char-shading-value="0"/>
    </style:style>
    <style:style style:name="T2" style:family="text">
      <style:text-properties fo:color="#c5000b" fo:background-color="#c5000b" loext:char-shading-value="0"/>
    </style:style>
    <style:style style:name="T3" style:family="text">
      <style:text-properties fo:color="#ff8080" fo:background-color="#ff420e" loext:char-shading-value="0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background-color="transparent" loext:char-shading-value="0"/>
    </style:style>
    <style:style style:name="T6" style:family="text">
      <style:text-properties fo:color="#579d1c" fo:background-color="#579d1c" loext:char-shading-value="0"/>
    </style:style>
    <style:style style:name="T7" style:family="text">
      <style:text-properties officeooo:rsid="001ec9e0"/>
    </style:style>
    <style:style style:name="T8" style:family="text">
      <style:text-properties officeooo:rsid="0020d906"/>
    </style:style>
    <style:style style:name="T9" style:family="text">
      <style:text-properties officeooo:rsid="002203c8"/>
    </style:style>
    <style:style style:name="T10" style:family="text"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ODO list</text:p>
      <text:p text:style-name="P16">TimeFlies – Client</text:p>
      <text:p text:style-name="P16"><text:span text:style-name="T9">Dernière maj : 13/09</text:span>/15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1">Globalement fait</text:p>
          </table:table-cell>
          <table:table-cell table:style-name="Tableau1.A1" office:value-type="string">
            <text:p text:style-name="P11">Partiellement fait /</text:p>
            <text:p text:style-name="P11">A débuguer</text:p>
          </table:table-cell>
          <table:table-cell table:style-name="Tableau1.C1" table:number-columns-spanned="2" office:value-type="string">
            <text:p text:style-name="P11">A faire</text:p>
          </table:table-cell>
          <table:covered-table-cell/>
        </table:table-row>
        <table:table-row>
          <table:table-cell table:style-name="Tableau1.A2" office:value-type="string">
            <text:p text:style-name="P6">Système tour / tour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3">Créer un log des actions du combat (?)</text:p>
          </table:table-cell>
          <table:table-cell table:style-name="Tableau1.D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6">Timeline</text:p>
          </table:table-cell>
          <table:table-cell table:style-name="Tableau1.A2" office:value-type="string">
            <text:p text:style-name="P6">Transmission des envoûtements par les sorts</text:p>
          </table:table-cell>
          <table:table-cell table:style-name="Tableau1.A2" office:value-type="string">
            <text:p text:style-name="P13">Créer le système d'animation des sorts</text:p>
          </table:table-cell>
          <table:table-cell table:style-name="Tableau1.D3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6">Gestion de l'ordre de jeu (initiative)</text:p>
          </table:table-cell>
          <table:table-cell table:style-name="Tableau1.A2" office:value-type="string">
            <text:p text:style-name="P6">Déclenchement des <text:span text:style-name="T7">envoûtements</text:span></text:p>
          </table:table-cell>
          <table:table-cell table:style-name="Tableau1.A2" office:value-type="string">
            <text:p text:style-name="P13">Gérer les apparitions des invocations</text:p>
          </table:table-cell>
          <table:table-cell table:style-name="Tableau1.D4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Gestion des sorts (lancement, exécution)</text:p>
          </table:table-cell>
          <table:table-cell table:style-name="Tableau1.A2" office:value-type="string">
            <text:p text:style-name="P6">Conditionnement des actions par le temps d'action dispo.</text:p>
          </table:table-cell>
          <table:table-cell table:style-name="Tableau1.A2" office:value-type="string">
            <text:p text:style-name="P6">Impliquer la fatigue <text:span text:style-name="T10">et la vitesse d'action</text:span></text:p>
          </table:table-cell>
          <table:table-cell table:style-name="Tableau1.D5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6">Gestion des zones</text:p>
          </table:table-cell>
          <table:table-cell table:style-name="Tableau1.A2" office:value-type="string">
            <text:p text:style-name="P6">Interrompre l'action en cours en cas de temps d'action non dispo.</text:p>
          </table:table-cell>
          <table:table-cell table:style-name="Tableau1.A2" office:value-type="string">
            <text:p text:style-name="P6">Trouver de quelle manière vont être affichés les stats (vie, TA, etc.) et lesquelles seront affichées ou non</text:p>
          </table:table-cell>
          <table:table-cell table:style-name="Tableau1.D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Zone carrée</text:p>
          </table:table-cell>
          <table:table-cell table:style-name="Tableau1.A2" office:value-type="string">
            <text:p text:style-name="P6">Gérer l'utilisation du temps supplémentaire</text:p>
          </table:table-cell>
          <table:table-cell table:style-name="Tableau1.A2" office:value-type="string">
            <text:p text:style-name="P6">Gérer l'augmentation de la fatigue</text:p>
          </table:table-cell>
          <table:table-cell table:style-name="Tableau1.D5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Déplacement des entités, collision</text:p>
          </table:table-cell>
          <table:table-cell table:style-name="Tableau1.A2" office:value-type="string">
            <text:p text:style-name="P6">Zones (sauf carré)</text:p>
          </table:table-cell>
          <table:table-cell table:style-name="Tableau1.A2" office:value-type="string">
            <text:p text:style-name="P6">Rendre possible le changement d'orientation pour le joueur</text:p>
          </table:table-cell>
          <table:table-cell table:style-name="Tableau1.D5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Orientation modifiée lors d'un déplacement</text:p>
          </table:table-cell>
          <table:table-cell table:style-name="Tableau1.A2" office:value-type="string">
            <text:p text:style-name="P6">Système de coups critiques (coups dorsaux)</text:p>
          </table:table-cell>
          <table:table-cell table:style-name="Tableau1.A2" office:value-type="string">
            <text:p text:style-name="P8">Créer l'envoûtement « A terre »</text:p>
          </table:table-cell>
          <table:table-cell table:style-name="Tableau1.D4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Déplacement considéré comme un sort</text:p>
          </table:table-cell>
          <table:table-cell table:style-name="Tableau1.A2" office:value-type="string">
            <text:p text:style-name="P6">Invocations</text:p>
          </table:table-cell>
          <table:table-cell table:style-name="Tableau1.A2" office:value-type="string">
            <text:p text:style-name="P8">Gérer le niveau symbolique des entités</text:p>
          </table:table-cell>
          <table:table-cell table:style-name="Tableau1.D4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Déclenchement des passifs</text:p>
          </table:table-cell>
          <table:table-cell table:style-name="Tableau1.A2" office:value-type="string">
            <text:p text:style-name="P6">Niveau symbolique de l'entité</text:p>
          </table:table-cell>
          <table:table-cell table:style-name="Tableau1.A2" office:value-type="string">
            <text:p text:style-name="P8">Préparer tout le côté « hors-combat »</text:p>
          </table:table-cell>
          <table:table-cell table:style-name="Tableau1.D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Listage des entités et switch (+ visu)</text:p>
          </table:table-cell>
          <table:table-cell table:style-name="Tableau1.A2" office:value-type="string">
            <text:p text:style-name="P6">Liste des entité (visu)</text:p>
          </table:table-cell>
          <table:table-cell table:style-name="Tableau1.A2" office:value-type="string">
            <text:p text:style-name="P14">Pouvoir utiliser des maps perso</text:p>
          </table:table-cell>
          <table:table-cell table:style-name="Tableau1.D1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Minimap (+visu)</text:p>
          </table:table-cell>
          <table:table-cell table:style-name="Tableau1.A2" office:value-type="string">
            <text:p text:style-name="P6">Liste des sorts actifs et passifs (visu)</text:p>
          </table:table-cell>
          <table:table-cell table:style-name="Tableau1.A2" office:value-type="string">
            <text:p text:style-name="P17">Gestion des lignes de vue</text:p>
          </table:table-cell>
          <table:table-cell table:style-name="Tableau1.D13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Map (+visu)</text:p>
          </table:table-cell>
          <table:table-cell table:style-name="Tableau1.A2" office:value-type="string">
            <text:p text:style-name="P6">Timeline (visu)</text:p>
          </table:table-cell>
          <table:table-cell table:style-name="Tableau1.A2" office:value-type="string">
            <text:p text:style-name="P7"/>
          </table:table-cell>
          <table:table-cell table:style-name="Tableau1.D14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2">Chat (+visu)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D15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2"><text:span text:style-name="T8">Système d'a</text:span>nimation des sorts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D16" office:value-type="string">
            <text:p text:style-name="P7"/>
          </table:table-cell>
        </table:table-row>
      </table:table>
      <text:p text:style-name="P3"/>
      <text:p text:style-name="P3"><text:span text:style-name="T6"><text:tab/></text:span><text:span text:style-name="T4">Plutôt simple</text:span></text:p>
      <text:p text:style-name="P1"><text:span text:style-name="T1"><text:tab/></text:span><text:span text:style-name="T4">Difficulté moyenne</text:span></text:p>
      <text:p text:style-name="P1"><text:span text:style-name="T3"><text:tab/></text:span><text:span text:style-name="T4">Difficile</text:span></text:p>
      <text:p text:style-name="P1"><text:span text:style-name="T2"><text:tab/></text:span><text:span text:style-name="T4">Difficile++</text:span></text:p>
      <text:p text:style-name="P2"><text:span text:style-name="T4"><text:tab/></text:span><text:span text:style-name="T5">Réflex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82cm" fo:margin-bottom="0.728cm" fo:margin-left="0.582cm" fo:margin-right="0.52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6:19:26.737000000</meta:creation-date>
    <dc:date>2015-10-03T14:48:52.261000000</dc:date>
    <meta:editing-duration>PT23M58S</meta:editing-duration>
    <meta:editing-cycles>11</meta:editing-cycles>
    <meta:generator>LibreOffice/4.3.4.1$Windows_x86 LibreOffice_project/bc356b2f991740509f321d70e4512a6a54c5f243</meta:generator>
    <meta:document-statistic meta:table-count="1" meta:image-count="0" meta:object-count="0" meta:page-count="1" meta:paragraph-count="51" meta:word-count="225" meta:character-count="1475" meta:non-whitespace-character-count="1295"/>
  </office:meta>
</office:document-meta>
</file>